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3" style:family="paragraph" style:parent-style-name="réponse">
      <style:text-properties officeooo:paragraph-rsid="00343c7a"/>
    </style:style>
    <style:style style:name="P4" style:family="paragraph" style:parent-style-name="Standard">
      <style:text-properties officeooo:rsid="0028aff2" officeooo:paragraph-rsid="0028aff2"/>
    </style:style>
    <style:style style:name="P5" style:family="paragraph" style:parent-style-name="Text_20_body">
      <style:text-properties officeooo:rsid="0028aff2" officeooo:paragraph-rsid="0028aff2"/>
    </style:style>
    <style:style style:name="P6" style:family="paragraph" style:parent-style-name="Standard">
      <style:text-properties officeooo:rsid="0028aff2" officeooo:paragraph-rsid="002d1541"/>
    </style:style>
    <style:style style:name="P7" style:family="paragraph" style:parent-style-name="Standard">
      <style:text-properties officeooo:rsid="0028aff2" officeooo:paragraph-rsid="0032e4a3"/>
    </style:style>
    <style:style style:name="P8" style:family="paragraph" style:parent-style-name="Standard">
      <style:text-properties officeooo:rsid="0028aff2" officeooo:paragraph-rsid="00343c7a"/>
    </style:style>
    <style:style style:name="P9" style:family="paragraph" style:parent-style-name="Standard">
      <style:text-properties officeooo:rsid="0028aff2" officeooo:paragraph-rsid="003aa247"/>
    </style:style>
    <style:style style:name="P10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11" style:family="paragraph" style:parent-style-name="Standard">
      <style:paragraph-properties fo:text-align="justify" style:justify-single-word="false"/>
      <style:text-properties officeooo:rsid="002f2e1c" officeooo:paragraph-rsid="002f2e1c"/>
    </style:style>
    <style:style style:name="P12" style:family="paragraph" style:parent-style-name="réponse">
      <style:text-properties fo:color="#0000ff" loext:opacity="100%" officeooo:rsid="00343c7a" officeooo:paragraph-rsid="00343c7a"/>
    </style:style>
    <style:style style:name="P13" style:family="paragraph" style:parent-style-name="réponse">
      <style:text-properties officeooo:rsid="0057f820" officeooo:paragraph-rsid="0057f820"/>
    </style:style>
    <style:style style:name="P14" style:family="paragraph" style:parent-style-name="Standard">
      <style:text-properties officeooo:rsid="003949dc" officeooo:paragraph-rsid="003aa247"/>
    </style:style>
    <style:style style:name="P15" style:family="paragraph" style:parent-style-name="Standard">
      <style:paragraph-properties fo:text-align="center" style:justify-single-word="false"/>
      <style:text-properties officeooo:rsid="002f84f1" officeooo:paragraph-rsid="002f84f1"/>
    </style:style>
    <style:style style:name="P16" style:family="paragraph" style:parent-style-name="Standard">
      <style:paragraph-properties fo:text-align="center" style:justify-single-word="false"/>
      <style:text-properties officeooo:rsid="0042d043" officeooo:paragraph-rsid="0042d043"/>
    </style:style>
    <style:style style:name="P17" style:family="paragraph" style:parent-style-name="Standard">
      <style:paragraph-properties fo:text-align="center" style:justify-single-word="false"/>
      <style:text-properties officeooo:rsid="0042d043" officeooo:paragraph-rsid="005bfc27"/>
    </style:style>
    <style:style style:name="P18" style:family="paragraph" style:parent-style-name="Standard">
      <style:text-properties officeooo:rsid="004547be" officeooo:paragraph-rsid="004547be"/>
    </style:style>
    <style:style style:name="P19" style:family="paragraph" style:parent-style-name="réponse">
      <style:text-properties officeooo:rsid="004547be" officeooo:paragraph-rsid="004547be"/>
    </style:style>
    <style:style style:name="P20" style:family="paragraph" style:parent-style-name="Standard">
      <style:text-properties officeooo:paragraph-rsid="00411077"/>
    </style:style>
    <style:style style:name="P21" style:family="paragraph" style:parent-style-name="Standard">
      <style:paragraph-properties fo:text-align="justify" style:justify-single-word="false"/>
      <style:text-properties officeooo:rsid="00343c7a" officeooo:paragraph-rsid="00343c7a"/>
    </style:style>
    <style:style style:name="P2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ff4500" loext:opacity="100%" fo:font-size="16pt" fo:font-weight="bold" officeooo:rsid="004b7df9" officeooo:paragraph-rsid="004b7df9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0ccb48"/>
    </style:style>
    <style:style style:name="P24" style:family="paragraph" style:parent-style-name="réponse">
      <style:text-properties officeooo:rsid="004542f4" officeooo:paragraph-rsid="004542f4"/>
    </style:style>
    <style:style style:name="P25" style:family="paragraph" style:parent-style-name="réponse">
      <style:text-properties officeooo:rsid="00492082" officeooo:paragraph-rsid="00492082"/>
    </style:style>
    <style:style style:name="P26" style:family="paragraph" style:parent-style-name="réponse">
      <style:text-properties officeooo:rsid="004a2774" officeooo:paragraph-rsid="004a2774"/>
    </style:style>
    <style:style style:name="P27" style:family="paragraph" style:parent-style-name="réponse">
      <style:text-properties officeooo:rsid="004a3d15" officeooo:paragraph-rsid="004a3d15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Numbering_20_1" style:list-style-name="L3"/>
    <style:style style:name="P30" style:family="paragraph" style:parent-style-name="Numbering_20_1" style:list-style-name="L3">
      <style:text-properties officeooo:paragraph-rsid="0028aff2"/>
    </style:style>
    <style:style style:name="P31" style:family="paragraph" style:parent-style-name="Numbering_20_1" style:list-style-name="L3">
      <style:text-properties officeooo:paragraph-rsid="002aa6ac"/>
    </style:style>
    <style:style style:name="P32" style:family="paragraph" style:parent-style-name="Numbering_20_1" style:list-style-name="L3">
      <style:text-properties officeooo:paragraph-rsid="002d1541"/>
    </style:style>
    <style:style style:name="P33" style:family="paragraph" style:parent-style-name="Numbering_20_1" style:list-style-name="L3">
      <style:text-properties officeooo:paragraph-rsid="004a2774"/>
    </style:style>
    <style:style style:name="P34" style:family="paragraph" style:parent-style-name="Numbering_20_1" style:list-style-name="L3">
      <style:text-properties officeooo:paragraph-rsid="00610ef1"/>
    </style:style>
    <style:style style:name="P35" style:family="paragraph" style:parent-style-name="Numbering_20_1" style:list-style-name="L3">
      <style:text-properties officeooo:rsid="0028aff2" officeooo:paragraph-rsid="0028aff2"/>
    </style:style>
    <style:style style:name="P36" style:family="paragraph" style:parent-style-name="Numbering_20_1" style:list-style-name="L3">
      <style:text-properties officeooo:rsid="002d749e" officeooo:paragraph-rsid="002d749e"/>
    </style:style>
    <style:style style:name="P37" style:family="paragraph" style:parent-style-name="Numbering_20_1" style:list-style-name="L3">
      <style:text-properties officeooo:rsid="002917c4" officeooo:paragraph-rsid="002d749e"/>
    </style:style>
    <style:style style:name="P38" style:family="paragraph" style:parent-style-name="Numbering_20_1" style:list-style-name="L3">
      <style:text-properties officeooo:rsid="002917c4" officeooo:paragraph-rsid="002917c4"/>
    </style:style>
    <style:style style:name="P39" style:family="paragraph" style:parent-style-name="Numbering_20_1" style:list-style-name="L3">
      <style:text-properties officeooo:rsid="0057f820" officeooo:paragraph-rsid="0057f820"/>
    </style:style>
    <style:style style:name="P40" style:family="paragraph" style:parent-style-name="Standard">
      <style:text-properties officeooo:rsid="000ccb48" officeooo:paragraph-rsid="000ccb48"/>
    </style:style>
    <style:style style:name="P41" style:family="paragraph" style:parent-style-name="Standard">
      <style:text-properties officeooo:rsid="003949dc" officeooo:paragraph-rsid="005f48f5"/>
    </style:style>
    <style:style style:name="P42" style:family="paragraph" style:parent-style-name="réponse" style:list-style-name="L1"/>
    <style:style style:name="P43" style:family="paragraph" style:parent-style-name="réponse" style:list-style-name="L2"/>
    <style:style style:name="P44" style:family="paragraph" style:parent-style-name="réponse" style:list-style-name="L3"/>
    <style:style style:name="P45" style:family="paragraph" style:parent-style-name="réponse">
      <style:text-properties officeooo:paragraph-rsid="0057f820"/>
    </style:style>
    <style:style style:name="P46" style:family="paragraph" style:parent-style-name="réponse">
      <style:text-properties officeooo:rsid="0057f820" officeooo:paragraph-rsid="004a3d15"/>
    </style:style>
    <style:style style:name="P47" style:family="paragraph" style:parent-style-name="réponse">
      <style:text-properties officeooo:rsid="0057f820"/>
    </style:style>
    <style:style style:name="T1" style:family="text">
      <style:text-properties officeooo:rsid="000ec03f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officeooo:rsid="000fb362"/>
    </style:style>
    <style:style style:name="T4" style:family="text">
      <style:text-properties officeooo:rsid="0028aff2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8aff2"/>
    </style:style>
    <style:style style:name="T7" style:family="text">
      <style:text-properties style:font-name="Courier New" officeooo:rsid="002d1541"/>
    </style:style>
    <style:style style:name="T8" style:family="text">
      <style:text-properties style:font-name="Courier New" officeooo:rsid="005f48f5"/>
    </style:style>
    <style:style style:name="T9" style:family="text">
      <style:text-properties officeooo:rsid="002aa6ac"/>
    </style:style>
    <style:style style:name="T10" style:family="text">
      <style:text-properties officeooo:rsid="002bf7a7"/>
    </style:style>
    <style:style style:name="T11" style:family="text">
      <style:text-properties officeooo:rsid="002c469d"/>
    </style:style>
    <style:style style:name="T12" style:family="text">
      <style:text-properties officeooo:rsid="002d1541"/>
    </style:style>
    <style:style style:name="T13" style:family="text">
      <style:text-properties officeooo:rsid="002d749e"/>
    </style:style>
    <style:style style:name="T14" style:family="text">
      <style:text-properties officeooo:rsid="0032e4a3"/>
    </style:style>
    <style:style style:name="T15" style:family="text">
      <style:text-properties officeooo:rsid="0037510e"/>
    </style:style>
    <style:style style:name="T16" style:family="text">
      <style:text-properties officeooo:rsid="003949dc"/>
    </style:style>
    <style:style style:name="T17" style:family="text">
      <style:text-properties officeooo:rsid="003aa247"/>
    </style:style>
    <style:style style:name="T18" style:family="text">
      <style:text-properties officeooo:rsid="003b1d38"/>
    </style:style>
    <style:style style:name="T19" style:family="text">
      <style:text-properties officeooo:rsid="003ce6ac"/>
    </style:style>
    <style:style style:name="T20" style:family="text">
      <style:text-properties officeooo:rsid="003ce6ac" style:font-size-asian="12pt" style:font-name-complex="Lohit Devanagari"/>
    </style:style>
    <style:style style:name="T21" style:family="text">
      <style:text-properties officeooo:rsid="003e5630"/>
    </style:style>
    <style:style style:name="T22" style:family="text">
      <style:text-properties officeooo:rsid="003fb167"/>
    </style:style>
    <style:style style:name="T23" style:family="text">
      <style:text-properties officeooo:rsid="00406876"/>
    </style:style>
    <style:style style:name="T24" style:family="text">
      <style:text-properties officeooo:rsid="00411077"/>
    </style:style>
    <style:style style:name="T25" style:family="text">
      <style:text-properties officeooo:rsid="0042b1d1"/>
    </style:style>
    <style:style style:name="T26" style:family="text">
      <style:text-properties officeooo:rsid="004542f4"/>
    </style:style>
    <style:style style:name="T27" style:family="text">
      <style:text-properties fo:color="#0000ff" loext:opacity="100%"/>
    </style:style>
    <style:style style:name="T28" style:family="text">
      <style:text-properties officeooo:rsid="0049a33e"/>
    </style:style>
    <style:style style:name="T29" style:family="text">
      <style:text-properties officeooo:rsid="004a2774"/>
    </style:style>
    <style:style style:name="T30" style:family="text">
      <style:text-properties officeooo:rsid="004c5cbd"/>
    </style:style>
    <style:style style:name="T31" style:family="text">
      <style:text-properties officeooo:rsid="000ccb48"/>
    </style:style>
    <style:style style:name="T32" style:family="text">
      <style:text-properties officeooo:rsid="004e7825"/>
    </style:style>
    <style:style style:name="T33" style:family="text">
      <style:text-properties officeooo:rsid="0050431b"/>
    </style:style>
    <style:style style:name="T34" style:family="text">
      <style:text-properties officeooo:rsid="00514e13"/>
    </style:style>
    <style:style style:name="T35" style:family="text">
      <style:text-properties officeooo:rsid="0052a865"/>
    </style:style>
    <style:style style:name="T36" style:family="text">
      <style:text-properties officeooo:rsid="00543077"/>
    </style:style>
    <style:style style:name="T37" style:family="text">
      <style:text-properties officeooo:rsid="00552a47"/>
    </style:style>
    <style:style style:name="T38" style:family="text">
      <style:text-properties officeooo:rsid="0057b467"/>
    </style:style>
    <style:style style:name="T39" style:family="text">
      <style:text-properties officeooo:rsid="0059a3ad"/>
    </style:style>
    <style:style style:name="T40" style:family="text">
      <style:text-properties officeooo:rsid="005bd88a"/>
    </style:style>
    <style:style style:name="T41" style:family="text">
      <style:text-properties officeooo:rsid="005bfc27"/>
    </style:style>
    <style:style style:name="T42" style:family="text">
      <style:text-properties officeooo:rsid="005c50e5"/>
    </style:style>
    <style:style style:name="T43" style:family="text">
      <style:text-properties officeooo:rsid="005daba6"/>
    </style:style>
    <style:style style:name="T44" style:family="text">
      <style:text-properties officeooo:rsid="005f48f5"/>
    </style:style>
    <style:style style:name="T45" style:family="text">
      <style:text-properties officeooo:rsid="006061cc"/>
    </style:style>
    <style:style style:name="T46" style:family="text">
      <style:text-properties officeooo:rsid="0061ebd2"/>
    </style:style>
    <style:style style:name="T47" style:family="text">
      <style:text-properties officeooo:rsid="00636095"/>
    </style:style>
    <style:style style:name="T48" style:family="text">
      <style:text-properties officeooo:rsid="0063b3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Contrôle Science des données 2</text:h>
      <text:p text:style-name="P2">L3 MIASHS</text:p>
      <text:p text:style-name="P2"><text:span text:style-name="T4">2</text:span><text:span text:style-name="T42">2</text:span> octobre 2023</text:p>
      <text:p text:style-name="P15">1h30</text:p>
      <text:p text:style-name="P16">Notes de cours et TP autorisées, documentation concernant python et ses bibliothèques autorisée.</text:p>
      <text:p text:style-name="P17">Tout recours à des outils tels que <text:span text:style-name="T41">(mais pas seulement)</text:span> ceux connus sous le nom d’ «<text:span text:style-name="T31"> </text:span>IA génératives<text:span text:style-name="T31"> </text:span>» est évidemment strictement interdit (et <text:span text:style-name="T41">totalement </text:span>inutile).</text:p>
      <text:p text:style-name="P1"/>
      <text:p text:style-name="P1"/>
      <text:p text:style-name="P1">Prénom :</text:p>
      <text:p text:style-name="P23"/>
      <text:p text:style-name="P1">Nom :</text:p>
      <text:p text:style-name="P10"/>
      <text:p text:style-name="P10">Ci-dessous vous indiquez la réponse aux questions. Toutes les commandes python doivent être fournies dans un fichier Prénom-Nom.cc-sd2.py avec le compte-rendu en <text:span text:style-name="T2">pdf</text:span>.</text:p>
      <text:p text:style-name="P11">Rappel : le fichier python que vous m’envoyer doit s’exécuter sans erreur.</text:p>
      <text:p text:style-name="P21">Remarque : le style des paragraphes où vous indiquez les réponses aux questions se nomme réponse. Merci d’<text:span text:style-name="T43">utiliser </text:span>ce style : il affiche le texte en bleu ; si votre réponse n’apparaît pas en <text:span text:style-name="T27">bleu</text:span>, c’est que vous n’utilisez pas le bon style. </text:p>
      <text:p text:style-name="P21"/>
      <text:p text:style-name="P22">Conseil : réfléchissez <text:span text:style-name="T40">avant d’agir</text:span> !</text:p>
      <text:p text:style-name="Horizontal_20_Line"/>
      <text:p text:style-name="Standard"/>
      <text:h text:style-name="Heading_20_1" text:outline-level="1">Première partie</text:h>
      <text:p text:style-name="P7">On utilise le jeu de données disponible à l’url</text:p>
      <text:p text:style-name="P7"><text:a xlink:type="simple" xlink:href="https://philippe-preux.github.io/ensg/miashs/l3-sd2/tp/cc2/exo-cc2.csv" text:style-name="Internet_20_link" text:visited-style-name="Visited_20_Internet_20_Link">https://philippe-preux.github.io/ensg/miashs/l3-sd2/tp/cc</text:a><text:a xlink:type="simple" xlink:href="https://philippe-preux.github.io/ensg/miashs/l3-sd2/tp/cc2/exo-cc2.csv" text:style-name="Internet_20_link" text:visited-style-name="Visited_20_Internet_20_Link"><text:span text:style-name="T44">2</text:span></text:a><text:a xlink:type="simple" xlink:href="https://philippe-preux.github.io/ensg/miashs/l3-sd2/tp/cc2/exo-cc2.csv" text:style-name="Internet_20_link" text:visited-style-name="Visited_20_Internet_20_Link">/</text:a><text:a xlink:type="simple" xlink:href="https://philippe-preux.github.io/ensg/miashs/l3-sd2/tp/cc2/exo-cc2.csv" text:style-name="Internet_20_link" text:visited-style-name="Visited_20_Internet_20_Link"><text:span text:style-name="T44">exo-cc2</text:span></text:a><text:a xlink:type="simple" xlink:href="https://philippe-preux.github.io/ensg/miashs/l3-sd2/tp/cc2/exo-cc2.csv" text:style-name="Internet_20_link" text:visited-style-name="Visited_20_Internet_20_Link">.csv</text:a>.</text:p>
      <text:p text:style-name="P4"/>
      <text:p text:style-name="P41">Ce jeu de données <text:span text:style-name="T44">est artificiel : je l’ai créé pour ce contrôle. Il contient des données chacune étant décrite par des attributs et une classe (attribut dénommé </text:span><text:span text:style-name="T45">classe</text:span><text:span text:style-name="T44">).</text:span></text:p>
      <text:p text:style-name="P4">Vous répondez aux questions suivantes. Votre fichier Python doit contenir les commandes permettant de répondre aux questions. Indiquez clairement à quelle question vous répondez dans le fichier Python.</text:p>
      <text:p text:style-name="P4"/>
      <text:list xml:id="list721915756" text:style-name="L3">
        <text:list-item>
          <text:p text:style-name="P30"><text:span text:style-name="T4">Dans le fichier Python, chargez le fichier dans un objet dénommé </text:span><text:span text:style-name="T6">e</text:span><text:span text:style-name="T8">xocc2</text:span><text:span text:style-name="T4">.</text:span></text:p>
        </text:list-item>
        <text:list-item>
          <text:p text:style-name="P30"><text:span text:style-name="T1">N</text:span>ombre de données <text:span text:style-name="T14">(individus)</text:span> contenues dans ce jeu de données ?</text:p>
        </text:list-item>
      </text:list>
      <text:p text:style-name="P24"/>
      <text:list xml:id="list151620990006028" text:continue-numbering="true" text:style-name="L3">
        <text:list-item>
          <text:p text:style-name="P30">Quel <text:span text:style-name="T3">est</text:span> le nombre d'attributs décrivant les données ?</text:p>
          <text:p text:style-name="P44"/>
        </text:list-item>
        <text:list-item>
          <text:p text:style-name="P30">Quelle <text:span text:style-name="T3">est la </text:span>liste des attributs ?</text:p>
        </text:list-item>
      </text:list>
      <text:p text:style-name="réponse"/>
      <text:p text:style-name="réponse"/>
      <text:p text:style-name="P5">Ce jeu de données contient des exemples de <text:span text:style-name="T46">différentes</text:span> classes différentes, <text:span text:style-name="T44">chacune identifiée par une couleur.</text:span></text:p>
      <text:list xml:id="list151621406073086" text:continue-numbering="true" text:style-name="L3">
        <text:list-item>
          <text:p text:style-name="P35">Combien y a-t-il <text:span text:style-name="T46">de classes et combien y a-t-il </text:span>d’exemples de chaque classe ?</text:p>
        </text:list-item>
      </text:list>
      <text:p text:style-name="réponse"><text:soft-page-break/></text:p>
      <text:p text:style-name="P12"/>
      <text:p text:style-name="réponse"/>
      <text:p text:style-name="réponse"/>
      <text:p text:style-name="réponse"/>
      <text:p text:style-name="réponse"/>
      <text:p text:style-name="réponse"/>
      <text:list xml:id="list151621875805387" text:continue-numbering="true" text:style-name="L3">
        <text:list-item>
          <text:p text:style-name="P31"><text:span text:style-name="T9">On réalise une exploration visuelle du jeu de données en vue de déterminer si la prédiction de la classe semble faisable par un arbre de décision. </text:span><text:span text:style-name="T19">Ci-dessous, vous e</text:span><text:span text:style-name="T9">xpliquez comment vous procédez et ce que vous constatez ; </text:span><text:span text:style-name="T19">n’hésitez pas à insérer des figures qui vous para</text:span><text:span text:style-name="T20">îtraient utiles pour justifier votre démarche</text:span><text:span text:style-name="T9">. Un arbre de décision semble-t-il pouvoir déterminer parfaitement la classe ? </text:span><text:span text:style-name="T10">Dans votre fichier Python, vous indiquez les instructions que vous exécutez afin de répondre à cette question. </text:span><text:span text:style-name="T11">N’hésitez pas à </text:span><text:span text:style-name="T21">y</text:span><text:span text:style-name="T11"> mettre des commentaires pour que l’on comprenne ce que vous faites.</text:span></text:p>
        </text:list-item>
      </text:list>
      <text:p text:style-name="réponse"/>
      <text:p text:style-name="P19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list xml:id="list151621633948341" text:continue-numbering="true" text:style-name="L3">
        <text:list-item>
          <text:p text:style-name="P34">En vous appuyant sur votre réponse à la question précédente, comment faites-vous pour construire un <text:span text:style-name="T30">bon </text:span><text:span text:style-name="T32">(le meilleur possible) </text:span>arbre de décision ? Vous expliquez ci-dessous <text:span text:style-name="T33">votre démarche</text:span><text:span text:style-name="T34">. </text:span><text:span text:style-name="T38">Vous insérez aussi une image de l’un de ces arbres.</text:span> Dans le fichier python, vous mettez le code qui permet de faire <text:span text:style-name="T47">t</text:span>out cela.</text:p>
        </text:list-item>
      </text:list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list xml:id="list151622328107972" text:continue-numbering="true" text:style-name="L3">
        <text:list-item>
          <text:p text:style-name="P36">Insérez ci-dessous une représentation graphique de l’arbre obtenu. Faites-en sorte qu’il soit joli et lisible.</text:p>
        </text:list-item>
      </text:list>
      <text:p text:style-name="P25"/>
      <text:p text:style-name="réponse"/>
      <text:p text:style-name="réponse"/>
      <text:p text:style-name="réponse"/>
      <text:p text:style-name="réponse"/>
      <text:list xml:id="list151621892526893" text:continue-numbering="true" text:style-name="L3">
        <text:list-item>
          <text:p text:style-name="P37">Quelle est l’erreur de test <text:span text:style-name="T23">de cet arbre</text:span> ? <text:span text:style-name="T34">Vous mesurez cette erreur </text:span><text:span text:style-name="T35">en induisant </text:span><text:span text:style-name="T34">100 </text:span><text:span text:style-name="T35">arbres de décision dont vous mesurez le taux de succès </text:span><text:span text:style-name="T34">et vous </text:span><text:span text:style-name="T36">en </text:span><text:span text:style-name="T34">indiquez la moyenne et l’écart-type.</text:span></text:p>
        </text:list-item>
      </text:list>
      <text:p text:style-name="réponse"/>
      <text:p text:style-name="réponse"/>
      <text:list xml:id="list151622442716198" text:continue-numbering="true" text:style-name="L3">
        <text:list-item>
          <text:p text:style-name="P38">Quelle est l’erreur de test <text:span text:style-name="T23">de cet arbre</text:span> pour chacune des classes ?</text:p>
        </text:list-item>
      </text:list>
      <text:p text:style-name="réponse"><text:soft-page-break/></text:p>
      <text:p text:style-name="P47"/>
      <text:p text:style-name="réponse"/>
      <text:h text:style-name="Heading_20_1" text:outline-level="1"><text:span text:style-name="T48">Seconde</text:span> partie</text:h>
      <text:p text:style-name="P8">On utilise le jeu de données disponible à l’url</text:p>
      <text:p text:style-name="P8"><text:a xlink:type="simple" xlink:href="https://philippe-preux.github.io/ensg/miashs/l3-sd2/tp/cc1/australian-crabs.csv" text:style-name="Internet_20_link" text:visited-style-name="Visited_20_Internet_20_Link">https://philippe-preux.github.io/ensg/miashs/l3-sd2/tp/cc1/</text:a><text:a xlink:type="simple" xlink:href="https://philippe-preux.github.io/ensg/miashs/l3-sd2/tp/cc1/australian-crabs.csv" text:style-name="Internet_20_link" text:visited-style-name="Visited_20_Internet_20_Link"><text:span text:style-name="T12">australian-crabs</text:span></text:a><text:a xlink:type="simple" xlink:href="https://philippe-preux.github.io/ensg/miashs/l3-sd2/tp/cc1/australian-crabs.csv" text:style-name="Internet_20_link" text:visited-style-name="Visited_20_Internet_20_Link">.csv.</text:a></text:p>
      <text:p text:style-name="P6"/>
      <text:p text:style-name="P14">Ce jeu de données concerne des <text:span text:style-name="T17">crabes</text:span>. <text:span text:style-name="T17">Les deux premières colonnes sont des attributs catégoriques, une couleur indiquant l’espère et le genre : </text:span><text:span text:style-name="T28">chacun est une classe</text:span><text:span text:style-name="T17">. Le troisième attribut est juste un index de l’exemple dans le jeu de données ; il n’a aucun sens. Les autres attributs </text:span>indiquent <text:span text:style-name="T18">l</text:span>es mesures de différentes caractéristiques d’un individu.</text:p>
      <text:p text:style-name="P9">Vous répondez aux questions suivantes. Votre fichier Python doit contenir les commandes permettant de répondre aux questions. Indiquez clairement à quelle question vous répondez dans le fichier Python.</text:p>
      <text:p text:style-name="Standard"/>
      <text:list xml:id="list151621324280957" text:continue-numbering="true" text:style-name="L3">
        <text:list-item>
          <text:p text:style-name="P32">Dans le fichier Python, chargez le fichier dans un objet dénommé <text:span text:style-name="T7">crabs</text:span>.</text:p>
        </text:list-item>
        <text:list-item>
          <text:p text:style-name="P29"><text:span text:style-name="T13">N</text:span>ombre de données contenues dans ce jeu de données ?</text:p>
        </text:list-item>
      </text:list>
      <text:p text:style-name="P26"/>
      <text:list xml:id="list151621414866709" text:continue-numbering="true" text:style-name="L3">
        <text:list-item>
          <text:p text:style-name="P29">Quel <text:span text:style-name="T3">est</text:span> le nombre d'attributs décrivant les données ?</text:p>
        </text:list-item>
      </text:list>
      <text:p text:style-name="réponse"/>
      <text:p text:style-name="réponse"/>
      <text:list xml:id="list151621343288442" text:continue-numbering="true" text:style-name="L3">
        <text:list-item>
          <text:p text:style-name="P29">Quelle <text:span text:style-name="T3">est la </text:span>liste des attributs ?</text:p>
        </text:list-item>
      </text:list>
      <text:p text:style-name="P3"/>
      <text:p text:style-name="P26"/>
      <text:list xml:id="list151622542747647" text:continue-numbering="true" text:style-name="L3">
        <text:list-item>
          <text:p text:style-name="P33"><text:span text:style-name="T29">On veut prédire l’attribut Species. R</text:span><text:span text:style-name="T9">éalise</text:span><text:span text:style-name="T29">r</text:span><text:span text:style-name="T9"> une exploration visuelle du jeu de données en vue de déterminer si la prédiction de la classe semble faisable par un arbre de décision. </text:span><text:span text:style-name="T19">Ci-dessous, vous e</text:span><text:span text:style-name="T9">xpliquez comment vous procédez et ce que vous constatez ; </text:span><text:span text:style-name="T19">n’hésitez pas à insérer des figures qui vous para</text:span><text:span text:style-name="T20">îtraient utiles pour justifier votre démarche</text:span><text:span text:style-name="T9">. Un arbre de décision semble-t-il pouvoir déterminer parfaitement la classe </text:span><text:span text:style-name="T22">(</text:span><text:span text:style-name="T29">S</text:span><text:span text:style-name="T22">pecies)</text:span><text:span text:style-name="T9"> ? </text:span><text:span text:style-name="T10">Dans votre fichier Python, vous indiquez les instructions que vous exécutez afin de répondre à cette question. </text:span><text:span text:style-name="T11">N’hésitez pas à </text:span><text:span text:style-name="T21">y</text:span><text:span text:style-name="T11"> mettre des commentaires pour que l’on comprenne ce que vous faites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46"/>
      <text:p text:style-name="P13"/>
      <text:p text:style-name="P13"/>
      <text:p text:style-name="P13"/>
      <text:p text:style-name="P13"/>
      <text:p text:style-name="P13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réponse" style:family="paragraph" style:parent-style-name="Standard">
      <style:text-properties fo:color="#0000ff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4-12-09T15:16:20.354377758</dc:date>
    <dc:creator>philippe preux</dc:creator>
    <meta:editing-duration>PT19H59M10S</meta:editing-duration>
    <meta:editing-cycles>81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736" meta:character-count="4616" meta:non-whitespace-character-count="3932"/>
  </office:meta>
</office:document-meta>
</file>